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Noto Sans CJK TC Regular" svg:font-family="Noto Sans CJK T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Mono CJK JP Bold" svg:font-family="Noto Sans Mono CJK JP Bold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Noto Sans Mono CJK JP Bold"/>
    </style:style>
    <style:style style:name="P2" style:parent-style-name="Textbody" style:family="paragraph">
      <style:text-properties style:font-name="Noto Sans Mono CJK JP Bold" style:font-name-asian="Noto Sans Mono CJK JP Bold"/>
    </style:style>
    <style:style style:name="P3" style:parent-style-name="Textbody" style:family="paragraph">
      <style:text-properties style:font-name="Noto Sans Mono CJK JP Bold" style:font-name-asian="Noto Sans Mono CJK JP Bold"/>
    </style:style>
    <style:style style:name="P4" style:parent-style-name="Textbody" style:family="paragraph">
      <style:text-properties style:font-name="Noto Sans Mono CJK JP Bold" style:font-name-asian="Noto Sans Mono CJK JP Bold"/>
    </style:style>
    <style:style style:name="P5" style:parent-style-name="Textbody" style:family="paragraph">
      <style:text-properties style:font-name="Noto Sans Mono CJK JP Bold" style:font-name-asian="Noto Sans Mono CJK JP Bold"/>
    </style:style>
    <style:style style:name="P6" style:parent-style-name="Textbody" style:family="paragraph">
      <style:text-properties style:font-name="Noto Sans Mono CJK JP Bold" style:font-name-asian="Noto Sans Mono CJK JP Bold"/>
    </style:style>
    <style:style style:name="P7" style:parent-style-name="Textbody" style:family="paragraph">
      <style:text-properties style:font-name="Noto Sans Mono CJK JP Bold" style:font-name-asian="Noto Sans Mono CJK JP Bold"/>
    </style:style>
    <style:style style:name="P8" style:parent-style-name="Textbody" style:family="paragraph">
      <style:text-properties style:font-name="Noto Sans Mono CJK JP Bold" style:font-name-asian="Noto Sans Mono CJK JP Bold"/>
    </style:style>
    <style:style style:name="P9" style:parent-style-name="Textbody" style:family="paragraph">
      <style:text-properties style:font-name="Noto Sans Mono CJK JP Bold" style:font-name-asian="Noto Sans Mono CJK JP Bold"/>
    </style:style>
    <style:style style:name="P10" style:parent-style-name="Textbody" style:family="paragraph">
      <style:text-properties style:font-name="Noto Sans Mono CJK JP Bold" style:font-name-asian="Noto Sans Mono CJK JP Bold"/>
    </style:style>
    <style:style style:name="P11" style:parent-style-name="Textbody" style:family="paragraph">
      <style:text-properties style:font-name="Noto Sans Mono CJK JP Bold" style:font-name-asian="Noto Sans Mono CJK JP Bold"/>
    </style:style>
    <style:style style:name="T12" style:parent-style-name="預設段落字型" style:family="text">
      <style:text-properties style:font-name="Noto Sans Mono CJK JP Bold" style:font-name-asian="Noto Sans Mono CJK JP Bold"/>
    </style:style>
    <style:style style:name="T13" style:parent-style-name="預設段落字型" style:family="text">
      <style:text-properties style:font-name="Noto Sans Mono CJK JP Bold" style:font-name-asian="Noto Sans Mono CJK JP Bold"/>
    </style:style>
    <style:style style:name="T14" style:parent-style-name="預設段落字型" style:family="text">
      <style:text-properties style:font-name="Noto Sans Mono CJK JP Bold" style:font-name-asian="Noto Sans Mono CJK JP Bold"/>
    </style:style>
    <style:style style:name="TableColumn16" style:family="table-column">
      <style:table-column-properties style:column-width="3.3465in" style:use-optimal-column-width="false"/>
    </style:style>
    <style:style style:name="TableColumn17" style:family="table-column">
      <style:table-column-properties style:column-width="3.3465in" style:use-optimal-column-width="false"/>
    </style:style>
    <style:style style:name="Table15" style:family="table">
      <style:table-properties style:width="6.69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extbody" style:family="paragraph">
      <style:text-properties style:font-name="Noto Sans Mono CJK JP Bold" style:font-name-asian="Noto Sans Mono CJK JP Bold"/>
    </style:style>
    <style:style style:name="TableCell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Noto Sans Mono CJK JP Bold" style:font-name-asian="Noto Sans Mono CJK JP Bold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extbody" style:family="paragraph">
      <style:text-properties style:font-name="Noto Sans Mono CJK JP Bold" style:font-name-asian="Noto Sans Mono CJK JP Bold"/>
    </style:style>
    <style:style style:name="P26" style:parent-style-name="Textbody" style:family="paragraph">
      <style:text-properties style:font-name="Noto Sans Mono CJK JP Bold" style:font-name-asian="Noto Sans Mono CJK JP Bold"/>
    </style:style>
    <style:style style:name="P27" style:parent-style-name="Textbody" style:family="paragraph">
      <style:text-properties style:font-name="Noto Sans Mono CJK JP Bold" style:font-name-asian="Noto Sans Mono CJK JP Bold"/>
    </style:style>
    <style:style style:name="P28" style:parent-style-name="Textbody" style:family="paragraph">
      <style:text-properties style:font-name="Noto Sans Mono CJK JP Bold" style:font-name-asian="Noto Sans Mono CJK JP Bold"/>
    </style:style>
    <style:style style:name="P29" style:parent-style-name="Textbody" style:family="paragraph">
      <style:text-properties style:font-name="Noto Sans Mono CJK JP Bold" style:font-name-asian="Noto Sans Mono CJK JP Bold"/>
    </style:style>
    <style:style style:name="P30" style:parent-style-name="Textbody" style:family="paragraph">
      <style:text-properties style:font-name="Noto Sans Mono CJK JP Bold" style:font-name-asian="Noto Sans Mono CJK JP Bold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Noto Sans Mono CJK JP Bold" style:font-name-asian="Noto Sans Mono CJK JP Bold"/>
    </style:style>
    <style:style style:name="P33" style:parent-style-name="TableContents" style:family="paragraph">
      <style:text-properties style:font-name="Noto Sans Mono CJK JP Bold" style:font-name-asian="Noto Sans Mono CJK JP Bold"/>
    </style:style>
    <style:style style:name="P34" style:parent-style-name="TableContents" style:family="paragraph">
      <style:text-properties style:font-name="Noto Sans Mono CJK JP Bold" style:font-name-asian="Noto Sans Mono CJK JP Bold"/>
    </style:style>
    <style:style style:name="P35" style:parent-style-name="TableContents" style:family="paragraph">
      <style:text-properties style:font-name="Noto Sans Mono CJK JP Bold" style:font-name-asian="Noto Sans Mono CJK JP Bold"/>
    </style:style>
    <style:style style:name="P36" style:parent-style-name="Textbody" style:family="paragraph">
      <style:text-properties style:font-name="Noto Sans Mono CJK JP Bold" style:font-name-asian="Noto Sans Mono CJK JP Bold"/>
    </style:style>
  </office:automatic-styles>
  <office:body>
    <office:text text:use-soft-page-breaks="true">
      <text:p text:style-name="P1"/>
      <text:p text:style-name="P2">壹、目的及功能：使用神經網路的倒傳遞演算法，訓練電腦能判別XOR判斷式，激活函數是使用sigmoid function。</text:p>
      <text:p text:style-name="P3">貳、程式說明：</text:p>
      <text:p text:style-name="P4">　　一、使用說明</text:p>
      <text:p text:style-name="P5">　　執行learning這支程式，我設定測試測試３００輪迴，每輪迴測試4次，後面可看到errorsum為誤差平方，可看見為漸漸收斂，下方還有各式權重值，接下來執行1recall，會請使用者輸入X[i]，接下來程式會以leaning計算出來的權重，來算出輸出值。</text:p>
      <text:p text:style-name="P6">　　二、檔案說明</text:p>
      <text:p text:style-name="P7">　　（１）learning :<text:s/>此為學習主程式，將輸入值以及目標輸出值設定進去後，可以計算出權重，使輸入值可以透過此權重得到目標輸出值。</text:p>
      <text:p text:style-name="P8"><text:s/>　<text:s/>（２）recall :<text:s/>此為回想程式，將學習程式計算完之權重帶回程式裡，計算出輸出值。</text:p>
      <text:p text:style-name="P9"><text:s/>　<text:s/>（３）learn.errorsum :<text:s/>用來儲存訓練學習過程中得到的輸出值與目標輸出值的誤差平方值。</text:p>
      <text:p text:style-name="P10"><text:s text:c="4"/>（４）learn.wei :<text:s/>用來儲存訓練學習過程中得到的各個權重。</text:p>
      <text:p text:style-name="P11"><text:s text:c="4"/>（５）learn.tra :<text:s/>用來儲存學習樣本。</text:p>
      <text:p text:style-name="Textbody"><text:span text:style-name="T12">　</text:span><text:span text:style-name="T13"><text:s text:c="2"/></text:span><text:span text:style-name="T14">三、想法：</text:span></text:p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（1）learning:</text:p>
          </table:table-cell>
          <table:table-cell table:style-name="TableCell21">
            <text:p text:style-name="P22">（2）recall</text:p>
          </table:table-cell>
        </table:table-row>
        <table:table-row table:style-name="TableRow23">
          <table:table-cell table:style-name="TableCell24">
            <text:p text:style-name="P25">1.初始化權重（使用random）</text:p>
            <text:p text:style-name="P26">2.讀進學習樣本開始學習</text:p>
            <text:p text:style-name="P27">3.先利用目前權重計算隱藏層與輸出層</text:p>
            <text:p text:style-name="P28">4.計算輸出結果與目標輸出結果的差異</text:p>
            <text:p text:style-name="P29">5.裡用上步驟得到之誤差調整權重</text:p>
            <text:p text:style-name="P30">6.持續重複直到收斂</text:p>
          </table:table-cell>
          <table:table-cell table:style-name="TableCell31">
            <text:p text:style-name="P32">1.將剛剛計算好的權重讀進來</text:p>
            <text:p text:style-name="P33">2.用此權重計算隱藏層及輸出層</text:p>
            <text:p text:style-name="P34">3.讓使用者輸入輸入值</text:p>
            <text:p text:style-name="P35">4.使用權重，顯示出輸出值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Noto Sans CJK TC Regular" svg:font-family="Noto Sans CJK T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Mono CJK JP Bold" svg:font-family="Noto Sans Mono CJK JP Bold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新細明體" style:font-name-complex="Noto Sans CJK TC Regular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T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標題" style:display-name="標題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H KIM</dc:creator>
    <meta:creation-date>2018-03-22T01:47:00Z</meta:creation-date>
    <dc:date>2019-01-23T17:10:00Z</dc:date>
    <meta:template xlink:href="Normal" xlink:type="simple"/>
    <meta:editing-cycles>11</meta:editing-cycles>
    <meta:editing-duration>PT44820S</meta:editing-duration>
    <meta:document-statistic meta:page-count="1" meta:paragraph-count="1" meta:word-count="96" meta:character-count="645" meta:row-count="4" meta:non-whitespace-character-count="550"/>
  </office:meta>
</office:document-meta>
</file>